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</style:style>
    <style:style style:name="P2" style:family="paragraph" style:parent-style-name="Preformatted_20_Text">
      <style:paragraph-properties fo:margin-left="0in" fo:margin-right="0in" fo:margin-top="0in" fo:margin-bottom="0in" loext:contextual-spacing="false" fo:orphans="2" fo:widows="2" fo:text-indent="0in" style:auto-text-indent="false"/>
      <style:text-properties fo:font-variant="normal" fo:text-transform="none" fo:color="#212121" fo:font-size="10.5pt" fo:letter-spacing="normal" fo:font-style="normal" fo:font-weight="normal"/>
    </style:style>
    <style:style style:name="P3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  <style:text-properties fo:color="#000000" style:font-name="monospace" loext:padding="0in" loext:border="none"/>
    </style:style>
    <style:style style:name="P4" style:family="paragraph" style:parent-style-name="Preformatted_20_Text">
      <loext:graphic-properties draw:fill="none" draw:fill-color="#ffffff"/>
      <style:paragraph-properties fo:margin-left="0in" fo:margin-right="0in" fo:margin-top="0in" fo:margin-bottom="0in" loext:contextual-spacing="false" fo:text-indent="0in" style:auto-text-indent="false" fo:background-color="transparent" fo:padding="0in" fo:border="none"/>
    </style:style>
    <style:style style:name="P5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font-size="10.5pt" fo:letter-spacing="normal" fo:font-style="normal" fo:font-weight="normal"/>
    </style:style>
    <style:style style:name="P6" style:family="paragraph" style:parent-style-name="Preformatted_20_Text">
      <style:paragraph-properties fo:margin-top="0in" fo:margin-bottom="0in" loext:contextual-spacing="false" fo:orphans="2" fo:widows="2"/>
      <style:text-properties fo:font-variant="normal" fo:text-transform="none" fo:color="#212121" fo:letter-spacing="normal"/>
    </style:style>
    <style:style style:name="P7" style:family="paragraph" style:parent-style-name="Preformatted_20_Text">
      <style:paragraph-properties fo:margin-top="0in" fo:margin-bottom="0in" loext:contextual-spacing="false" fo:orphans="2" fo:widows="2"/>
    </style:style>
    <style:style style:name="P8" style:family="paragraph" style:parent-style-name="Standard">
      <style:paragraph-properties fo:margin-top="0in" fo:margin-bottom="0in" loext:contextual-spacing="false" fo:orphans="2" fo:widows="2"/>
      <style:text-properties fo:font-variant="normal" fo:text-transform="none" fo:color="#a31515" style:font-name="monospace1" fo:font-size="10.5pt" fo:letter-spacing="normal" fo:font-style="normal" fo:font-weight="normal" fo:background-color="#fffffe"/>
    </style:style>
    <style:style style:name="P9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10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loext:padding="0in" loext:border="none"/>
    </style:style>
    <style:style style:name="P11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</style:style>
    <style:style style:name="P12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</style:style>
    <style:style style:name="P13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14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961ce" officeooo:paragraph-rsid="002961ce" style:font-weight-asian="normal" style:font-weight-complex="normal"/>
    </style:style>
    <style:style style:name="P15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bold" style:font-weight-asian="bold" style:font-weight-complex="bold"/>
    </style:style>
    <style:style style:name="P1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weight="bold" style:font-weight-asian="bold" style:font-weight-complex="bold"/>
    </style:style>
    <style:style style:name="P17" style:family="paragraph" style:parent-style-name="Text_20_body">
      <style:text-properties officeooo:paragraph-rsid="0021478d"/>
    </style:style>
    <style:style style:name="P18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normal" officeooo:paragraph-rsid="0021478d"/>
    </style:style>
    <style:style style:name="P19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normal" officeooo:rsid="00216cca" officeooo:paragraph-rsid="00216cca"/>
    </style:style>
    <style:style style:name="P20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normal" officeooo:rsid="00268355" officeooo:paragraph-rsid="00268355" style:font-weight-asian="normal" style:font-weight-complex="normal"/>
    </style:style>
    <style:style style:name="P21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16cca" officeooo:paragraph-rsid="00216cca" style:font-weight-asian="bold" style:font-weight-complex="bold"/>
    </style:style>
    <style:style style:name="P22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16cca" officeooo:paragraph-rsid="0024592b" style:font-weight-asian="bold" style:font-weight-complex="bold"/>
    </style:style>
    <style:style style:name="P23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4592b" officeooo:paragraph-rsid="0024592b" style:font-weight-asian="bold" style:font-weight-complex="bold"/>
    </style:style>
    <style:style style:name="P24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4c070" officeooo:paragraph-rsid="0024c070" style:font-weight-asian="bold" style:font-weight-complex="bold"/>
    </style:style>
    <style:style style:name="P25" style:family="paragraph" style:parent-style-name="Text_20_body">
      <style:text-properties fo:font-variant="normal" fo:text-transform="none" fo:color="#212121" style:font-name="monospace" fo:font-size="10.5pt" fo:letter-spacing="normal" fo:font-style="normal" fo:font-weight="bold" officeooo:rsid="00268355" officeooo:paragraph-rsid="00268355" style:font-weight-asian="bold" style:font-weight-complex="bold"/>
    </style:style>
    <style:style style:name="P26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" fo:font-size="10.5pt" fo:letter-spacing="normal" fo:font-style="normal" fo:font-weight="normal" officeooo:paragraph-rsid="0021478d"/>
    </style:style>
    <style:style style:name="P27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" fo:font-size="10.5pt" fo:letter-spacing="normal" fo:font-style="normal" fo:font-weight="normal" officeooo:rsid="00216cca" officeooo:paragraph-rsid="00216cca"/>
    </style:style>
    <style:style style:name="P28" style:family="paragraph" style:parent-style-name="Text_20_body">
      <style:paragraph-properties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212121" style:font-name="monospace" fo:font-size="10.5pt" fo:letter-spacing="normal" fo:font-style="normal" fo:font-weight="bold" officeooo:rsid="0024c070" officeooo:paragraph-rsid="0024c070" style:font-weight-asian="bold" style:font-weight-complex="bold"/>
    </style:style>
    <style:style style:name="P29" style:family="paragraph" style:parent-style-name="Preformatted_20_Text">
      <style:text-properties fo:font-variant="normal" fo:text-transform="none" fo:color="#212121" style:font-name="monospace" fo:font-size="10.5pt" fo:letter-spacing="normal" fo:font-style="normal" fo:font-weight="normal" officeooo:rsid="00216cca" officeooo:paragraph-rsid="00216cca"/>
    </style:style>
    <style:style style:name="P30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16cca" officeooo:paragraph-rsid="00216cca" loext:padding="0in" loext:border="none"/>
    </style:style>
    <style:style style:name="P31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4c070" officeooo:paragraph-rsid="0024c070" style:font-weight-asian="bold" style:font-weight-complex="bold"/>
    </style:style>
    <style:style style:name="P32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normal" officeooo:rsid="00268355" officeooo:paragraph-rsid="00268355" style:font-weight-asian="normal" style:font-weight-complex="normal" loext:padding="0in" loext:border="none"/>
    </style:style>
    <style:style style:name="P33" style:family="paragraph" style:parent-style-name="Preformatted_20_Text">
      <style:text-properties fo:font-variant="normal" fo:text-transform="none" fo:color="#000000" style:font-name="monospace" fo:font-size="10.5pt" fo:letter-spacing="normal" fo:font-style="normal" fo:font-weight="bold" officeooo:rsid="00268355" officeooo:paragraph-rsid="00268355" style:font-weight-asian="bold" style:font-weight-complex="bold"/>
    </style:style>
    <style:style style:name="P34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loext:padding="0in" loext:border="none"/>
    </style:style>
    <style:style style:name="P35" style:family="paragraph" style:parent-style-name="Preformatted_20_Text">
      <loext:graphic-properties draw:fill="none" draw:fill-color="#ffffff"/>
      <style:paragraph-properties fo:margin-top="0in" fo:margin-bottom="0in" loext:contextual-spacing="false" fo:background-color="transparent" fo:padding="0in" fo:border="none"/>
      <style:text-properties fo:color="#000000" style:font-name="monospace" fo:font-weight="bold" style:font-weight-asian="bold" style:font-weight-complex="bold" loext:padding="0in" loext:border="none"/>
    </style:style>
    <style:style style:name="P36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/>
    </style:style>
    <style:style style:name="P37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000000" style:font-name="monospace" fo:font-size="10.5pt" fo:letter-spacing="normal" fo:font-style="normal" fo:font-weight="normal" officeooo:rsid="002aa79a" officeooo:paragraph-rsid="002aa79a"/>
    </style:style>
    <style:style style:name="P38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="0in" fo:border="none"/>
      <style:text-properties fo:font-variant="normal" fo:text-transform="none" fo:color="#212121" style:font-name="monospace" fo:font-size="10.5pt" fo:letter-spacing="normal" fo:font-style="normal" fo:font-weight="normal" officeooo:rsid="002aa79a" officeooo:paragraph-rsid="002aa79a"/>
    </style:style>
    <style:style style:name="P39" style:family="paragraph" style:parent-style-name="Preformatted_20_Text">
      <loext:graphic-properties draw:fill="solid" draw:fill-color="#ffffff" draw:opacity="100%"/>
      <style:paragraph-properties fo:margin-top="0in" fo:margin-bottom="0in" loext:contextual-spacing="false" fo:text-align="start" style:justify-single-word="false" fo:orphans="2" fo:widows="2" fo:background-color="#ffffff" fo:padding-left="0in" fo:padding-right="0in" fo:padding-top="0in" fo:padding-bottom="0.0291in" fo:border-left="none" fo:border-right="none" fo:border-top="none" fo:border-bottom="0.06pt solid #000000" style:join-border="false"/>
      <style:text-properties fo:font-variant="normal" fo:text-transform="none" fo:color="#000000" style:font-name="monospace" fo:font-size="10.5pt" fo:letter-spacing="normal" fo:font-style="normal" fo:font-weight="normal"/>
    </style:style>
    <style:style style:name="T1" style:family="text">
      <style:text-properties fo:font-size="10.5pt" fo:font-style="normal" fo:font-weight="normal"/>
    </style:style>
    <style:style style:name="T2" style:family="text">
      <style:text-properties fo:font-weight="bold" officeooo:rsid="0021478d" style:font-weight-asian="bold" style:font-weight-complex="bold"/>
    </style:style>
    <style:style style:name="T3" style:family="text">
      <style:text-properties fo:font-variant="normal" fo:text-transform="none" fo:color="#212121" style:font-name="monospace" fo:font-size="10.5pt" fo:letter-spacing="normal" fo:font-style="normal" fo:font-weight="normal"/>
    </style:style>
    <style:style style:name="T4" style:family="text">
      <style:text-properties style:font-name="monospa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a xlink:type="simple" xlink:href="http://sverberne.ruhosting.nl/papers/Verberne_IR_Learning%20to%20Rank.pdf" text:style-name="Internet_20_link" text:visited-style-name="Visited_20_Internet_20_Link">http://sverberne.ruhosting.nl/papers/Verberne_IR_Learning%20to%20Rank.pdf</text:a></text:p>
      <text:p text:style-name="P2"/>
      <text:p text:style-name="P2">100%|██████████| 9326/9326 [1:57:40&lt;00:00, <text:s/>1.32it/s]</text:p>
      <text:p text:style-name="P5">100%|██████████| 1036/1036 [04:10&lt;00:00, <text:s/>4.50it/s]</text:p>
      <text:p text:style-name="P6"><text:s text:c="2"/><text:span text:style-name="T1">0%| <text:s text:c="9"/>| 0/9326 [00:00&lt;?, ?it/s]</text:span></text:p>
      <text:p text:style-name="P1"/>
      <text:p text:style-name="P6"><text:s/><text:span text:style-name="T1">Epoch 1:</text:span></text:p>
      <text:p text:style-name="P6"><text:s text:c="9"/><text:span text:style-name="T1">Train Loss: 0.199 | Train Accuracy: 95.06%</text:span></text:p>
      <text:p text:style-name="P6"><text:s text:c="9"/><text:span text:style-name="T1">Validation Loss: 0.19 | Validation Accuracy: 95.29%</text:span></text:p>
      <text:p text:style-name="P7"/>
      <text:p text:style-name="P2">100%|██████████| 9326/9326 [1:57:26&lt;00:00, <text:s/>1.32it/s]</text:p>
      <text:p text:style-name="P5">100%|██████████| 1036/1036 [04:10&lt;00:00, <text:s/>4.48it/s]</text:p>
      <text:p text:style-name="P1"/>
      <text:p text:style-name="P6"><text:s/><text:span text:style-name="T1">Epoch 2:</text:span></text:p>
      <text:p text:style-name="P6"><text:s text:c="9"/><text:span text:style-name="T1">Train Loss: 0.198 | Train Accuracy: 95.08%</text:span></text:p>
      <text:p text:style-name="P6"><text:s text:c="9"/><text:span text:style-name="T1">Validation Loss: 0.19 | Validation Accuracy: 95.29%</text:span></text:p>
      <text:p text:style-name="P5"/>
      <text:p text:style-name="P8">model/2_model-bert-full.pt</text:p>
      <text:p text:style-name="P5"/>
      <text:p text:style-name="P1"/>
      <text:p text:style-name="P2">100%|██████████| 330/330 [41:11&lt;00:00, <text:s/>7.49s/it]</text:p>
      <text:p text:style-name="P1"/>
      <text:p text:style-name="P5">Average nDCG@10 for 10 queries: 0.4029542851602773</text:p>
      <text:p text:style-name="P7"/>
      <text:p text:style-name="P5">MRR@10 for 10 queries: 0.4009009009009009</text:p>
      <text:p text:style-name="P7"/>
      <text:p text:style-name="P5">Average Precision@1: 0.403030303030303</text:p>
      <text:p text:style-name="P17"><text:line-break/><text:span text:style-name="T2">full</text:span></text:p>
      <text:p text:style-name="P17"><text:line-break/><text:span text:style-name="T3">Average nDCG@10 for 10 queries: 0.045931021765975764 </text:span></text:p>
      <text:p text:style-name="P18">MRR@10 for 10 queries: 0.04352209352209352 </text:p>
      <text:p text:style-name="P18">Average Precision@1: 0.04242424242424243</text:p>
      <text:p text:style-name="P26"/>
      <text:p text:style-name="P21">512</text:p>
      <text:p text:style-name="P29">100%|██████████| 37301/37301 [4:41:09&lt;00:00, <text:s/>2.21it/s]</text:p>
      <text:p text:style-name="P5">100%|██████████| 4143/4143 [09:46&lt;00:00, <text:s/>7.23it/s]</text:p>
      <text:p text:style-name="P6"><text:s text:c="2"/><text:span text:style-name="T1">0%| <text:s text:c="9"/>| 0/37301 [00:00&lt;?, ?it/s]</text:span></text:p>
      <text:p text:style-name="P1"/>
      <text:p text:style-name="P6"><text:s/><text:span text:style-name="T1">Epoch 1:</text:span></text:p>
      <text:p text:style-name="P6"><text:s text:c="9"/><text:span text:style-name="T1">Train Loss: 0.239 | Train Accuracy: 95.06%</text:span></text:p>
      <text:p text:style-name="P6"><text:s text:c="9"/><text:span text:style-name="T1">Validation Loss: 0.198 | Validation Accuracy: 95.29%</text:span></text:p>
      <text:p text:style-name="P27"/>
      <text:p text:style-name="P19"/>
      <text:p text:style-name="P30">100%|██████████| 37301/37301 [5:18:54&lt;00:00, <text:s/>1.95it/s] <text:s/></text:p>
      <text:p text:style-name="P9">100%|██████████| 4143/4143 [10:40&lt;00:00, <text:s/>6.47it/s]</text:p>
      <text:p text:style-name="P10"><text:s text:c="2"/><text:span text:style-name="T4">0%| <text:s text:c="9"/>| 0/37301 [00:00&lt;?, ?it/s]</text:span></text:p>
      <text:p text:style-name="P4"/>
      <text:p text:style-name="P10"><text:s/><text:span text:style-name="T4">Epoch 1:</text:span></text:p>
      <text:p text:style-name="P10"><text:s text:c="9"/><text:span text:style-name="T4">Train Loss: 0.268 | Train Accuracy: 95.04%</text:span></text:p>
      <text:p text:style-name="P10"><text:s text:c="9"/><text:span text:style-name="T4">Validation Loss: 0.285 | Validation Accuracy: 95.29%</text:span></text:p>
      <text:p text:style-name="P11"/>
      <text:p text:style-name="P3">100%|██████████| 37301/37301 [5:17:40&lt;00:00, <text:s/>1.96it/s] <text:s/></text:p>
      <text:p text:style-name="P9">100%|██████████| 4143/4143 [10:39&lt;00:00, <text:s/>6.48it/s]</text:p>
      <text:p text:style-name="P4"><text:soft-page-break/></text:p>
      <text:p text:style-name="P10"><text:s/><text:span text:style-name="T4">Epoch 2:</text:span></text:p>
      <text:p text:style-name="P10"><text:s text:c="9"/><text:span text:style-name="T4">Train Loss: 0.253 | Train Accuracy: 95.01%</text:span></text:p>
      <text:p text:style-name="P10"><text:s text:c="9"/><text:span text:style-name="T4">Validation Loss: 0.19 | Validation Accuracy: 95.29%</text:span></text:p>
      <text:p text:style-name="P27"/>
      <text:p text:style-name="P23">BERT 512</text:p>
      <text:p text:style-name="P22">Average nDCG@10 for 330 queries: 0.6975157617668909 </text:p>
      <text:p text:style-name="P22">MRR@10 for 330 queries: 0.5493993993993995 </text:p>
      <text:p text:style-name="P22">Average Precision@1: 0.4090909090909091</text:p>
      <text:p text:style-name="P22"/>
      <text:p text:style-name="P24">BERT 512 test <text:s/>full</text:p>
      <text:p text:style-name="P31">Average nDCG@10 for 330 queries: 0.08934632018406116</text:p>
      <text:p text:style-name="P12"/>
      <text:p text:style-name="P13">MRR@10 for 330 queries: 0.05832499165832498</text:p>
      <text:p text:style-name="P12"/>
      <text:p text:style-name="P13">Average Precision@1: 0.030303030303030304</text:p>
      <text:p text:style-name="P28"/>
      <text:p text:style-name="P25">Finbert</text:p>
      <text:p text:style-name="P32">100%|██████████| 37301/37301 [5:21:49&lt;00:00, <text:s/>1.93it/s] <text:s/></text:p>
      <text:p text:style-name="P9">100%|██████████| 4143/4143 [10:41&lt;00:00, <text:s/>6.46it/s]</text:p>
      <text:p text:style-name="P10"><text:s text:c="2"/><text:span text:style-name="T4">0%| <text:s text:c="9"/>| 0/37301 [00:00&lt;?, ?it/s]</text:span></text:p>
      <text:p text:style-name="P4"/>
      <text:p text:style-name="P10"><text:s/><text:span text:style-name="T4">Epoch 1:</text:span></text:p>
      <text:p text:style-name="P10"><text:s text:c="9"/><text:span text:style-name="T4">Train Loss: 0.204 | Train Accuracy: 95.07%</text:span></text:p>
      <text:p text:style-name="P10"><text:s text:c="9"/><text:span text:style-name="T4">Validation Loss: 0.193 | Validation Accuracy: 95.29%</text:span></text:p>
      <text:p text:style-name="P11"/>
      <text:p text:style-name="P3">100%|██████████| 37301/37301 [5:21:16&lt;00:00, <text:s/>1.94it/s] <text:s/></text:p>
      <text:p text:style-name="P9">100%|██████████| 4143/4143 [10:41&lt;00:00, <text:s/>6.46it/s]</text:p>
      <text:p text:style-name="P4"/>
      <text:p text:style-name="P10"><text:s/><text:span text:style-name="T4">Epoch 2:</text:span></text:p>
      <text:p text:style-name="P10"><text:s text:c="9"/><text:span text:style-name="T4">Train Loss: 0.199 | Train Accuracy: 95.08%</text:span></text:p>
      <text:p text:style-name="P10"><text:s text:c="9"/><text:span text:style-name="T4">Validation Loss: 0.19 | Validation Accuracy: 95.29%</text:span></text:p>
      <text:p text:style-name="P9"/>
      <text:p text:style-name="P35">model/2_model-finbert-512.pt</text:p>
      <text:p text:style-name="P20"/>
      <text:p text:style-name="P33">Average nDCG@10 for 330 queries: 0.9242424242424242</text:p>
      <text:p text:style-name="P16"/>
      <text:p text:style-name="P15">MRR@10 for 330 queries: 0.9159159159159159</text:p>
      <text:p text:style-name="P16"/>
      <text:p text:style-name="P15">Average Precision@1: 0.9242424242424242</text:p>
      <text:p text:style-name="P15"/>
      <text:p text:style-name="P14">Test full</text:p>
      <text:p text:style-name="P14"/>
      <text:p text:style-name="P14">Average nDCG@10 for 330 queries: 0.012092377637465852</text:p>
      <text:p text:style-name="P12"/>
      <text:p text:style-name="P13">MRR@10 for 330 queries: 0.007068973735640403</text:p>
      <text:p text:style-name="P12"/>
      <text:p text:style-name="P13">Average Precision@1: 0.0030303030303030303</text:p>
      <text:p text:style-name="P39"/>
      <text:p text:style-name="P13"/>
      <text:p text:style-name="P37">Bert lm</text:p>
      <text:p text:style-name="P37"/>
      <text:p text:style-name="P38"><text:soft-page-break/>Average nDCG@10 for 330 queries: 1.0 MRR@10 for 330 queries: 0.990990990990991 Average Precision@1: 1.0</text:p>
      <text:p text:style-name="P14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monospace" svg:font-family="monospace"/>
    <style:font-face style:name="monospace1" svg:font-family="monospace, 'Droid Sans Mono', monospace, monospace, 'Droid Sans Fallback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3T13:54:03.531430208</meta:creation-date>
    <dc:date>2020-03-01T11:15:54.898019691</dc:date>
    <meta:editing-duration>PT15H57M18S</meta:editing-duration>
    <meta:editing-cycles>16</meta:editing-cycles>
    <meta:generator>LibreOffice/6.0.7.3$Linux_X86_64 LibreOffice_project/00m0$Build-3</meta:generator>
    <meta:document-statistic meta:table-count="0" meta:image-count="0" meta:object-count="0" meta:page-count="3" meta:paragraph-count="69" meta:word-count="306" meta:character-count="2896" meta:non-whitespace-character-count="2452"/>
  </office:meta>
</office:document-meta>
</file>